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c93e4" officeooo:paragraph-rsid="000c93e4"/>
    </style:style>
    <style:style style:name="P2" style:family="paragraph" style:parent-style-name="Standard">
      <style:text-properties fo:language="fr" fo:country="FR" officeooo:rsid="000e5edb" officeooo:paragraph-rsid="000e5edb"/>
    </style:style>
    <style:style style:name="P3" style:family="paragraph" style:parent-style-name="Standard">
      <style:text-properties fo:language="fr" fo:country="FR" style:text-underline-style="solid" style:text-underline-width="auto" style:text-underline-color="font-color" fo:font-weight="bold" officeooo:rsid="000e5edb" officeooo:paragraph-rsid="000e5edb" style:font-weight-asian="bold" style:font-weight-complex="bold"/>
    </style:style>
    <style:style style:name="P4" style:family="paragraph" style:parent-style-name="Standard">
      <style:text-properties fo:language="fr" fo:country="FR" style:text-underline-style="solid" style:text-underline-width="auto" style:text-underline-color="font-color" officeooo:rsid="000e5edb" officeooo:paragraph-rsid="000e5edb"/>
    </style:style>
    <style:style style:name="P5" style:family="paragraph" style:parent-style-name="Standard">
      <style:text-properties fo:language="fr" fo:country="FR" style:text-underline-style="none" officeooo:rsid="000e5edb" officeooo:paragraph-rsid="000e5edb"/>
    </style:style>
    <style:style style:name="P6" style:family="paragraph" style:parent-style-name="Standard">
      <style:text-properties fo:language="fr" fo:country="FR" style:text-underline-style="none" officeooo:rsid="000e5edb" officeooo:paragraph-rsid="001731ad"/>
    </style:style>
    <style:style style:name="P7" style:family="paragraph" style:parent-style-name="Standard">
      <style:text-properties fo:language="fr" fo:country="FR" style:text-underline-style="none" officeooo:rsid="001036cf" officeooo:paragraph-rsid="001036cf"/>
    </style:style>
    <style:style style:name="P8" style:family="paragraph" style:parent-style-name="Standard">
      <style:text-properties fo:language="fr" fo:country="FR" fo:font-style="normal" style:text-underline-style="none" officeooo:rsid="000e5edb" officeooo:paragraph-rsid="000e5edb" style:font-style-asian="normal" style:font-style-complex="normal"/>
    </style:style>
    <style:style style:name="P9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e5edb" officeooo:paragraph-rsid="000e5ed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language="fr" fo:country="FR" fo:font-style="italic" style:text-underline-style="solid" style:text-underline-width="auto" style:text-underline-color="font-color" fo:font-weight="normal" officeooo:rsid="000e5edb" officeooo:paragraph-rsid="000e5edb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8pt" fo:language="fr" fo:country="FR" fo:font-style="normal" style:text-underline-style="solid" style:text-underline-width="auto" style:text-underline-color="font-color" fo:font-weight="normal" officeooo:rsid="000c93e4" officeooo:paragraph-rsid="000c93e4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036cf" style:font-weight-asian="normal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normal" officeooo:rsid="0016552d" style:font-weight-asian="normal" style:font-weight-complex="normal"/>
    </style:style>
    <style:style style:name="T7" style:family="text">
      <style:text-properties fo:font-weight="normal" officeooo:rsid="001731ad" style:font-weight-asian="normal" style:font-weight-complex="normal"/>
    </style:style>
    <style:style style:name="T8" style:family="text">
      <style:text-properties fo:font-style="italic" officeooo:rsid="001731ad" style:font-style-asian="italic" style:font-style-complex="italic"/>
    </style:style>
    <style:style style:name="T9" style:family="text">
      <style:text-properties fo:font-style="italic" officeooo:rsid="0019b3e7" style:font-style-asian="italic" style:font-style-complex="italic"/>
    </style:style>
    <style:style style:name="T10" style:family="text">
      <style:text-properties fo:font-style="italic" officeooo:rsid="001b2396" style:font-style-asian="italic" style:font-style-complex="italic"/>
    </style:style>
    <style:style style:name="T11" style:family="text">
      <style:text-properties fo:font-style="italic" officeooo:rsid="001d7497" style:font-style-asian="italic" style:font-style-complex="italic"/>
    </style:style>
    <style:style style:name="T12" style:family="text">
      <style:text-properties fo:font-style="italic" officeooo:rsid="001f6f84" style:font-style-asian="italic" style:font-style-complex="italic"/>
    </style:style>
    <style:style style:name="T1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854f0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b9b98" style:font-style-asian="italic" style:font-weight-asian="normal" style:font-style-complex="italic" style:font-weight-complex="normal"/>
    </style:style>
    <style:style style:name="T17" style:family="text">
      <style:text-properties fo:font-weight="bold" officeooo:rsid="0016552d" style:font-weight-asian="bold" style:font-weight-complex="bold"/>
    </style:style>
    <style:style style:name="T18" style:family="text">
      <style:text-properties fo:font-weight="bold" officeooo:rsid="001cfdac" style:font-weight-asian="bold" style:font-weight-complex="bold"/>
    </style:style>
    <style:style style:name="T19" style:family="text">
      <style:text-properties fo:font-weight="bold" officeooo:rsid="001ef602" style:font-weight-asian="bold" style:font-weight-complex="bold"/>
    </style:style>
    <style:style style:name="T20" style:family="text">
      <style:text-properties fo:font-weight="bold" officeooo:rsid="001f6f84" style:font-weight-asian="bold" style:font-weight-complex="bold"/>
    </style:style>
    <style:style style:name="T21" style:family="text">
      <style:text-properties officeooo:rsid="0012fa97"/>
    </style:style>
    <style:style style:name="T22" style:family="text">
      <style:text-properties officeooo:rsid="00147c39"/>
    </style:style>
    <style:style style:name="T23" style:family="text">
      <style:text-properties officeooo:rsid="001cfdac"/>
    </style:style>
    <style:style style:name="T24" style:family="text">
      <style:text-properties officeooo:rsid="001ef602"/>
    </style:style>
    <style:style style:name="T25" style:family="text">
      <style:text-properties officeooo:rsid="001f6f84"/>
    </style:style>
    <style:style style:name="T26" style:family="text">
      <style:text-properties officeooo:rsid="002129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ocument de Cadrage</text:p>
      <text:p text:style-name="P1"/>
      <text:p text:style-name="P2"/>
      <text:p text:style-name="P9"><text:span text:style-name="T14">Nom de l’application :</text:span><text:span text:style-name="T2"> </text:span></text:p>
      <text:p text:style-name="P3"><text:span text:style-name="T2"/></text:p>
      <text:p text:style-name="P3"><text:span text:style-name="T2">“</text:span><text:span text:style-name="T13">...</text:span><text:span text:style-name="T4">”</text:span></text:p>
      <text:p text:style-name="P4"><text:span text:style-name="T1"/></text:p>
      <text:p text:style-name="P10">Composition de l’équipe :</text:p>
      <text:p text:style-name="P3"><text:span text:style-name="T2"/></text:p>
      <text:p text:style-name="P3"><text:span text:style-name="T2">-<text:line-break/></text:span><text:span text:style-name="T3">-<text:line-break/>-<text:line-break/>-</text:span></text:p>
      <text:p text:style-name="P5"/>
      <text:p text:style-name="P10">Type :</text:p>
      <text:p text:style-name="P5"/>
      <text:p text:style-name="P7"><text:span text:style-name="T5">Produit “final” :</text:span> Application mobile de géolocalisation.</text:p>
      <text:p text:style-name="P7"/>
      <text:p text:style-name="P7"><text:span text:style-name="T5">Démonstration :</text:span> Application/site web<text:line-break/></text:p>
      <text:p text:style-name="P5"/>
      <text:p text:style-name="P10">Valeurs et Intentions :</text:p>
      <text:p text:style-name="P5"/>
      <text:p text:style-name="P5"><text:span text:style-name="T5">Valeurs :</text:span> <text:span text:style-name="T21">Découverte, recherche, curiosité</text:span></text:p>
      <text:p text:style-name="P5"/>
      <text:p text:style-name="P5"><text:span text:style-name="T5">Intentions :</text:span> <text:span text:style-name="T21">Revaloriser et inciter les touristes à découvrir ou redécouvrir la ville de Chimay.</text:span></text:p>
      <text:p text:style-name="P5"/>
      <text:p text:style-name="P5"/>
      <text:p text:style-name="P10">Pitch :</text:p>
      <text:p text:style-name="P5"><text:line-break/><text:span text:style-name="T22">Une application de géolocalisation à l’ambiance d’une Chimey médiévale où l’on peut tout autant découvrir le côté historique et culturel de la ville que celui culinaire.</text:span></text:p>
      <text:p text:style-name="P5"/>
      <text:p text:style-name="P10">Gameplay :</text:p>
      <text:p text:style-name="P5"/>
      <text:p text:style-name="P5">-<text:span text:style-name="T17">Chercher et découvrir</text:span><text:span text:style-name="T6"> </text:span><text:span text:style-name="T7">(Mécanique principale)</text:span></text:p>
      <text:p text:style-name="P5"><text:tab/><text:span text:style-name="T8">Découvrir la ville avec les points d’int</text:span><text:span text:style-name="T10">é</text:span><text:span text:style-name="T8">rêt</text:span><text:span text:style-name="T10">s</text:span><text:span text:style-name="T8"> qui nous intéressent ou en découvrir des <text:tab/>nouveaux. La recherche sera toujours récompensée.<text:line-break/></text:span><text:tab/></text:p>
      <text:p text:style-name="P5">-<text:span text:style-name="T17">Partager</text:span></text:p>
      <text:p text:style-name="P5"><text:tab/><text:span text:style-name="T8">Possibilité de partager nos découvertes avec les autres utilisateurs. Possibilité d’échanger <text:tab/>des informations. <text:line-break/></text:span></text:p>
      <text:p text:style-name="P5">-<text:span text:style-name="T17">Créer</text:span></text:p>
      <text:p text:style-name="P5"><text:span text:style-name="T17"><text:tab/></text:span><text:span text:style-name="T15">Possible depuis son profil de créer sa propre « visite touristique » et de la partager avec les <text:tab/>autres utilisateurs. Il faudra simplement créer son chemin en app</text:span><text:span text:style-name="T16">u</text:span><text:span text:style-name="T15">yant sur les icônes que <text:tab/>nous voulons et enfin de le partager.</text:span></text:p>
      <text:p text:style-name="P5"><text:span text:style-name="T15"/></text:p>
      <text:p text:style-name="P6"><text:span text:style-name="T17"/></text:p>
      <text:p text:style-name="P6"><text:span text:style-name="T17"/></text:p>
      <text:p text:style-name="P6"><text:span text:style-name="T17"/></text:p>
      <text:p text:style-name="P6"><text:soft-page-break/><text:span text:style-name="T17">-Améliorer</text:span></text:p>
      <text:p text:style-name="P5"><text:tab/><text:span text:style-name="T9">Système de récompenses sous forme d’expérience et de badges. C’est en découvrant la ville <text:tab/>que nous gagnons ces récompenses.<text:line-break/></text:span></text:p>
      <text:p text:style-name="P5"><text:span text:style-name="T9"/></text:p>
      <text:p text:style-name="P10">USP :</text:p>
      <text:p text:style-name="P5"/>
      <text:p text:style-name="P5">-<text:span text:style-name="T23">Une application de géolocalisation </text:span><text:span text:style-name="T18">interactive</text:span><text:span text:style-name="T23"> et </text:span><text:span text:style-name="T18">originalle</text:span></text:p>
      <text:p text:style-name="P5"><text:tab/><text:span text:style-name="T11">Possibilité de filtrer nos recherches pour se concentrer sur la culture, l’histoire ou bien encore « l’univers culinaire » de Chimey. De la, chaque point d’intérêt sur la carte donne des informations et/ou des anecdotes sur le lieu !</text:span></text:p>
      <text:p text:style-name="P5"><text:span text:style-name="T11"/></text:p>
      <text:p text:style-name="P8">-<text:span text:style-name="T24">Une découverte </text:span><text:span text:style-name="T19">romancée </text:span><text:span text:style-name="T24">!</text:span></text:p>
      <text:p text:style-name="P8"><text:tab/><text:span text:style-name="T12">Les lieux culturel et historiques auront chacun une image/photo ainsi que leur histoire <text:tab/>raconté comme un compte médiéval !</text:span></text:p>
      <text:p text:style-name="P8"><text:span text:style-name="T12"/></text:p>
      <text:p text:style-name="P8">-<text:span text:style-name="T25">Des récompenses, des </text:span><text:span text:style-name="T20">vraies </text:span><text:span text:style-name="T25">!</text:span></text:p>
      <text:p text:style-name="P8"><text:tab/><text:span text:style-name="T12">En plus du gain d’expériences et des badges atestant de votre connaissance de la ville, celle-ci peut même vous offrir des vraies récompenses comme une chimey !</text:span></text:p>
      <text:p text:style-name="P8"><text:span text:style-name="T12"/></text:p>
      <text:p text:style-name="P10">Références :</text:p>
      <text:p text:style-name="P5"/>
      <text:p text:style-name="P5">-<text:span text:style-name="T26">Google map.</text:span></text:p>
      <text:p text:style-name="P5">-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3T08:35:12.615110932</meta:creation-date>
    <meta:generator>LibreOffice/6.0.7.3$Linux_X86_64 LibreOffice_project/00m0$Build-3</meta:generator>
    <dc:date>2021-02-03T13:18:53.916762301</dc:date>
    <meta:editing-duration>PT3H22M29S</meta:editing-duration>
    <meta:editing-cycles>18</meta:editing-cycles>
    <meta:document-statistic meta:table-count="0" meta:image-count="0" meta:object-count="0" meta:page-count="2" meta:paragraph-count="32" meta:word-count="290" meta:character-count="1871" meta:non-whitespace-character-count="1592"/>
  </office:meta>
</office:document-meta>
</file>